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List_20_Paragraph">
      <style:paragraph-properties fo:margin-left="0.2957in" fo:margin-right="0in" fo:margin-top="0in" fo:margin-bottom="0in" style:contextual-spacing="false" fo:line-height="100%" fo:text-indent="0in" style:auto-text-indent="false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paragraph-rsid="00163bf0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officeooo:paragraph-rsid="0017f14a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5in" fo:margin-right="0in" fo:margin-top="0in" fo:margin-bottom="0in" style:contextual-spacing="false" fo:line-height="100%" fo:text-indent="0.5in" style:auto-text-indent="false"/>
      <style:text-properties fo:font-weight="bold" style:font-weight-asian="bold" style:font-weight-complex="bold"/>
    </style:style>
    <style:style style:name="P8" style:family="paragraph" style:parent-style-name="List_20_Paragraph">
      <style:paragraph-properties fo:margin-left="0in" fo:margin-right="0in" fo:margin-top="0in" fo:margin-bottom="0in" style:contextual-spacing="false" fo:line-height="0.1937in" fo:orphans="0" fo:widows="0" style:text-autospace="none">
        <style:tab-stops>
          <style:tab-stop style:position="0.5972in"/>
          <style:tab-stop style:position="0.598in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51pt solid #000000" style:shadow="none"/>
      <style:text-properties fo:font-weight="bold" style:font-weight-asian="bold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Calibri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20pt" fo:font-weight="bold" officeooo:rsid="00157210" officeooo:paragraph-rsid="00157210" style:font-size-asian="20pt" style:font-weight-asian="bold" style:font-size-complex="2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000000" loext:opacity="100%" fo:font-weight="bold" style:font-weight-asian="bold" style:font-weight-complex="bold"/>
    </style:style>
    <style:style style:name="P16" style:family="paragraph" style:parent-style-name="Standard">
      <style:paragraph-properties fo:margin-left="2in" fo:margin-right="0in" fo:margin-top="0in" fo:margin-bottom="0in" style:contextual-spacing="false" fo:line-height="100%"/>
      <style:text-properties fo:color="#000000" loext:opacity="100%"/>
    </style:style>
    <style:style style:name="P17" style:family="paragraph" style:parent-style-name="Standard">
      <style:paragraph-properties fo:margin-top="0in" fo:margin-bottom="0.139in" style:contextual-spacing="false" fo:line-height="115%" style:writing-mode="lr-tb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font-size="11pt" style:font-size-asian="11pt" style:font-size-complex="11pt"/>
    </style:style>
    <style:style style:name="P19" style:family="paragraph" style:parent-style-name="Standard">
      <style:paragraph-properties fo:margin-top="0in" fo:margin-bottom="0.139in" style:contextual-spacing="false" fo:line-height="115%" style:writing-mode="lr-tb"/>
      <style:text-properties style:use-window-font-color="true" loext:opacity="0%" style:font-name="Calibri" fo:font-size="10pt" style:font-size-asian="10pt"/>
    </style:style>
    <style:style style:name="P20" style:family="paragraph" style:parent-style-name="Standard">
      <style:paragraph-properties fo:margin-top="0in" fo:margin-bottom="0.139in" style:contextual-spacing="false" fo:line-height="115%" style:writing-mode="lr-tb"/>
      <style:text-properties style:use-window-font-color="true" loext:opacity="0%" style:font-name="Calibri" fo:font-size="10pt" officeooo:rsid="0017f14a" officeooo:paragraph-rsid="0017f14a" style:font-size-asian="10pt"/>
    </style:style>
    <style:style style:name="P21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51pt solid #000000" style:shadow="none"/>
      <style:text-properties fo:font-weight="bold" style:font-weight-asian="bold" style:font-name-complex="Calibri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weight="bold" officeooo:rsid="00163bf0" officeooo:paragraph-rsid="00163bf0" style:font-weight-asian="bold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padding-left="0in" fo:padding-right="0in" fo:padding-top="0in" fo:padding-bottom="0.0138in" fo:border-left="none" fo:border-right="none" fo:border-top="none" fo:border-bottom="0.51pt solid #000000" style:shadow="none"/>
      <style:text-properties fo:font-weight="bold" style:font-weight-asian="bold"/>
    </style:style>
    <style:style style:name="P24" style:family="paragraph" style:parent-style-name="List_20_Paragraph" style:list-style-name="WW8Num11">
      <style:paragraph-properties fo:margin-left="0.598in" fo:margin-right="0in" fo:margin-top="0in" fo:margin-bottom="0in" style:contextual-spacing="false" fo:line-height="0.1929in" fo:orphans="0" fo:widows="0" fo:text-indent="-0.2508in" style:auto-text-indent="false" style:text-autospace="none">
        <style:tab-stops>
          <style:tab-stop style:position="0.5972in"/>
          <style:tab-stop style:position="0.598in"/>
        </style:tab-stops>
      </style:paragraph-properties>
    </style:style>
    <style:style style:name="P25" style:family="paragraph" style:parent-style-name="List_20_Paragraph" style:list-style-name="WW8Num11">
      <style:paragraph-properties fo:margin-left="0.598in" fo:margin-right="0in" fo:margin-top="0in" fo:margin-bottom="0in" style:contextual-spacing="false" fo:line-height="0.1937in" fo:orphans="0" fo:widows="0" fo:text-indent="-0.2508in" style:auto-text-indent="false" style:text-autospace="none">
        <style:tab-stops>
          <style:tab-stop style:position="0.5972in"/>
          <style:tab-stop style:position="0.598in"/>
        </style:tab-stops>
      </style:paragraph-properties>
    </style:style>
    <style:style style:name="P26" style:family="paragraph" style:parent-style-name="List_20_Paragraph" style:list-style-name="WW8Num11">
      <style:paragraph-properties fo:margin-left="0.598in" fo:margin-right="0in" fo:margin-top="0.002in" fo:margin-bottom="0in" style:contextual-spacing="false" fo:line-height="0.1937in" fo:orphans="0" fo:widows="0" fo:text-indent="-0.2508in" style:auto-text-indent="false" style:text-autospace="none">
        <style:tab-stops>
          <style:tab-stop style:position="0.5972in"/>
          <style:tab-stop style:position="0.598in"/>
        </style:tab-stops>
      </style:paragraph-properties>
    </style:style>
    <style:style style:name="P27" style:family="paragraph" style:parent-style-name="List_20_Paragraph" style:list-style-name="WW8Num5">
      <style:paragraph-properties fo:margin-left="0.2957in" fo:margin-right="0in" fo:margin-top="0in" fo:margin-bottom="0in" style:contextual-spacing="false" fo:line-height="100%" fo:text-indent="-0.2957in" style:auto-text-indent="false"/>
      <style:text-properties officeooo:paragraph-rsid="0019d1a5"/>
    </style:style>
    <style:style style:name="P28" style:family="paragraph" style:parent-style-name="List_20_Paragraph" style:list-style-name="WW8Num5">
      <style:paragraph-properties fo:margin-left="0.2957in" fo:margin-right="0in" fo:margin-top="0in" fo:margin-bottom="0in" style:contextual-spacing="false" fo:line-height="100%" fo:text-indent="-0.2957in" style:auto-text-indent="false"/>
      <style:text-properties officeooo:rsid="0019d1a5" officeooo:paragraph-rsid="0019d1a5"/>
    </style:style>
    <style:style style:name="P29" style:family="paragraph" style:parent-style-name="List_20_Paragraph" style:list-style-name="WW8Num5">
      <style:paragraph-properties fo:margin-left="0.2957in" fo:margin-right="0in" fo:margin-top="0in" fo:margin-bottom="0in" style:contextual-spacing="false" fo:line-height="100%" fo:text-indent="-0.2957in" style:auto-text-indent="false"/>
      <style:text-properties officeooo:rsid="0017f14a" officeooo:paragraph-rsid="0017f14a"/>
    </style:style>
    <style:style style:name="P30" style:family="paragraph" style:parent-style-name="List_20_Paragraph" style:list-style-name="WW8Num5">
      <style:paragraph-properties fo:margin-left="0.2957in" fo:margin-right="0in" fo:margin-top="0in" fo:margin-bottom="0in" style:contextual-spacing="false" fo:line-height="100%" fo:text-indent="-0.2957in" style:auto-text-indent="false"/>
      <style:text-properties officeooo:rsid="0019cc2b" officeooo:paragraph-rsid="0019cc2b"/>
    </style:style>
    <style:style style:name="P31" style:family="paragraph" style:parent-style-name="List_20_Paragraph" style:list-style-name="WW8Num5">
      <style:paragraph-properties fo:margin-left="0.2957in" fo:margin-right="0in" fo:margin-top="0in" fo:margin-bottom="0in" style:contextual-spacing="false" fo:line-height="100%" fo:text-indent="-0.2957in" style:auto-text-indent="false"/>
      <style:text-properties fo:font-weight="bold" officeooo:rsid="0019cc2b" officeooo:paragraph-rsid="0019cc2b" style:font-weight-asian="bold" style:font-weight-complex="bold"/>
    </style:style>
    <style:style style:name="P32" style:family="paragraph" style:parent-style-name="liste" style:list-style-name="">
      <style:paragraph-properties fo:margin-left="0in" fo:text-indent="0in" style:auto-text-indent="false"/>
      <style:text-properties style:font-name="Arial" officeooo:paragraph-rsid="0019cc2b" style:language-asian="en" style:country-asian="GB" style:font-name-complex="Arial1"/>
    </style:style>
    <style:style style:name="P33" style:family="paragraph" style:parent-style-name="liste" style:list-style-name="WWNum3">
      <style:paragraph-properties fo:margin-left="0.4839in" fo:text-indent="-0.248in" style:auto-text-indent="false"/>
      <style:text-properties officeooo:paragraph-rsid="0019cc2b"/>
    </style:style>
    <style:style style:name="P34" style:family="paragraph" style:parent-style-name="liste" style:list-style-name="WWNum3">
      <style:paragraph-properties fo:margin-left="0.4839in" fo:text-indent="-0.248in" style:auto-text-indent="false"/>
      <style:text-properties officeooo:rsid="0019cc2b" officeooo:paragraph-rsid="0019cc2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bf0" style:font-weight-asian="bold" style:font-weight-complex="bold"/>
    </style:style>
    <style:style style:name="T4" style:family="text">
      <style:text-properties fo:font-weight="bold" style:font-weight-asian="bold" style:font-name-complex="Calibri"/>
    </style:style>
    <style:style style:name="T5" style:family="text">
      <style:text-properties fo:font-weight="bold" style:font-weight-asian="bold" style:font-name-complex="Calibri" style:font-weight-complex="bold"/>
    </style:style>
    <style:style style:name="T6" style:family="text">
      <style:text-properties fo:font-weight="bold" officeooo:rsid="00157210" style:font-weight-asian="bold" style:font-name-complex="Calibri"/>
    </style:style>
    <style:style style:name="T7" style:family="text">
      <style:text-properties style:font-name-complex="Calibri"/>
    </style:style>
    <style:style style:name="T8" style:family="text">
      <style:text-properties officeooo:rsid="00157210" style:font-name-complex="Calibri"/>
    </style:style>
    <style:style style:name="T9" style:family="text">
      <style:text-properties fo:language="it" fo:country="IT" fo:font-weight="bold" style:font-weight-asian="bold" style:font-name-complex="Calibri"/>
    </style:style>
    <style:style style:name="T10" style:family="text">
      <style:text-properties text:display="true"/>
    </style:style>
    <style:style style:name="T11" style:family="text">
      <style:text-properties officeooo:rsid="00157210" text:display="true"/>
    </style:style>
    <style:style style:name="T12" style:family="text">
      <style:text-properties officeooo:rsid="00158239" text:display="true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bold" officeooo:rsid="00157210" style:font-weight-asian="bold" style:font-weight-complex="bold"/>
    </style:style>
    <style:style style:name="T16" style:family="text">
      <style:text-properties fo:letter-spacing="-0.0043in"/>
    </style:style>
    <style:style style:name="T17" style:family="text">
      <style:text-properties fo:color="#ff0000" loext:opacity="100%"/>
    </style:style>
    <style:style style:name="T18" style:family="text">
      <style:text-properties style:use-window-font-color="true" loext:opacity="0%" style:font-name="Calibri" fo:font-size="10pt" fo:font-style="normal" fo:font-weight="normal" style:font-size-asian="10pt" style:font-style-asian="normal" style:font-weight-asian="normal"/>
    </style:style>
    <style:style style:name="T19" style:family="text">
      <style:text-properties style:use-window-font-color="true" loext:opacity="0%" style:font-name="Calibri" fo:font-size="10pt" style:font-size-asian="10pt"/>
    </style:style>
    <style:style style:name="T20" style:family="text">
      <style:text-properties style:use-window-font-color="true" loext:opacity="0%" style:font-name="Calibri" fo:font-size="10pt" officeooo:rsid="001a1e2a" style:font-size-asian="10pt"/>
    </style:style>
    <style:style style:name="T21" style:family="text">
      <style:text-properties style:use-window-font-color="true" loext:opacity="0%" style:font-name="Calibri" fo:font-size="10pt" fo:font-weight="bold" style:font-size-asian="10pt" style:font-weight-asian="bold"/>
    </style:style>
    <style:style style:name="T22" style:family="text">
      <style:text-properties style:use-window-font-color="true" loext:opacity="0%" style:font-name="Calibri" fo:font-style="normal" fo:font-weight="normal" style:font-style-asian="normal" style:font-weight-asian="normal"/>
    </style:style>
    <style:style style:name="T23" style:family="text">
      <style:text-properties officeooo:rsid="00163bf0"/>
    </style:style>
    <style:style style:name="T24" style:family="text">
      <style:text-properties style:font-name="Arial" fo:font-size="12pt" style:font-size-asian="12pt" style:language-asian="en" style:country-asian="GB" style:font-name-complex="Arial1"/>
    </style:style>
    <style:style style:name="T25" style:family="text">
      <style:text-properties officeooo:rsid="0019cc2b"/>
    </style:style>
    <style:style style:name="T26" style:family="text">
      <style:text-properties fo:font-size="11pt" officeooo:rsid="0019d1a5" style:font-size-asian="11pt" style:font-size-complex="11pt" text:display="true"/>
    </style:style>
    <style:style style:name="T27" style:family="text">
      <style:text-properties officeooo:rsid="0019d1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arlos Ramos</text:p>
      <text:p text:style-name="P2"><text:span text:style-name="T5">Address</text:span><text:span text:style-name="T7">: </text:span><text:span text:style-name="T8">RG30 Reading, Berkshire</text:span></text:p>
      <text:p text:style-name="P2"><text:span text:style-name="T4">Mobile: </text:span><text:span text:style-name="T6">07935849919</text:span><text:span text:style-name="T4"> Email: </text:span><text:span text:style-name="T6">carlosvbpramos@gmail.com</text:span></text:p>
      <text:p text:style-name="P2"><text:span text:style-name="T9">Portfolio:</text:span> https://carlosramospt.github.io/</text:p>
      <text:p text:style-name="P2"><text:span text:style-name="T9">LinkedIn:</text:span> <text:span text:style-name="Comment_20_Reference"><text:span text:style-name="T10">https://www.linkedin.com/in/carlos-ramos-4321b4189/</text:span></text:span></text:p>
      <text:p text:style-name="P10">Personal Profile</text:p>
      <text:p text:style-name="P11"/>
      <text:p text:style-name="P5">Past:<text:span text:style-name="Comment_20_Reference"><text:span text:style-name="T10"> </text:span></text:span></text:p>
      <text:p text:style-name="P5"><text:span text:style-name="Comment_20_Reference"><text:span text:style-name="T11">In my past I did a smaller mod project for a video game utilising python, although was back then not able into the formation path, I ingress into Restaurants where I I progressed until Assistant General Manager </text:span></text:span><text:span text:style-name="Comment_20_Reference"><text:span text:style-name="T12">covering General Manager for a few months in the absence of one</text:span></text:span></text:p>
      <text:p text:style-name="P1"/>
      <text:p text:style-name="P1">Present:</text:p>
      <text:p text:style-name="P17"><text:span text:style-name="T18">I am currently engaged in a </text:span><text:span text:style-name="T19">12-week intensive Digital Skills Bootcamp in Software Development with</text:span><text:span text:style-name="T21"> JustIT</text:span><text:span text:style-name="T19"> training. I am looking to build on my skills and </text:span><text:span text:style-name="T20">further increase</text:span><text:span text:style-name="T19"> new skills to develop a career as a developer. I have completed several projects using HTML, Python, and JavaScript which have been posted in my GitHub portfolio.</text:span></text:p>
      <text:p text:style-name="P5"/>
      <text:p text:style-name="P1">Future: </text:p>
      <text:p text:style-name="P19">My immediate goal is to become established in a role as a Software Developer or apprentice and work with like minded individuals from whom I can learn as much as possible during my crucial years of development.</text:p>
      <text:p text:style-name="P20">And Learn more Programming languages as: C++ , Java and when released Carbon</text:p>
      <text:p text:style-name="P1"/>
      <text:p text:style-name="P21">Key Skills</text:p>
      <text:p text:style-name="P12"/>
      <text:p text:style-name="P14">Technical Skills<text:span text:style-name="T13"/></text:p>
      <text:p text:style-name="P32"/>
      <text:list text:style-name="WWNum3">
        <text:list-item>
          <text:p text:style-name="P33" loext:marker-style-name="T24"><text:span text:style-name="T24">Ability to learn quickly </text:span></text:p>
        </text:list-item>
        <text:list-item>
          <text:p text:style-name="P33" loext:marker-style-name="T24"><text:span text:style-name="T24">Analyzing sales</text:span></text:p>
        </text:list-item>
        <text:list-item>
          <text:p text:style-name="P33" loext:marker-style-name="T24"><text:span text:style-name="T24">Multi tasking</text:span></text:p>
        </text:list-item>
        <text:list-item>
          <text:p text:style-name="P33" loext:marker-style-name="T24"><text:span text:style-name="T24">Organizational skills</text:span></text:p>
        </text:list-item>
      </text:list>
      <text:p text:style-name="P14"/>
      <text:p text:style-name="P14">Soft Skills</text:p>
      <text:list text:continue-numbering="true" text:style-name="WWNum3">
        <text:list-item>
          <text:p text:style-name="P33" loext:marker-style-name="T24"><text:span text:style-name="T24">Communication skills</text:span></text:p>
        </text:list-item>
        <text:list-item>
          <text:p text:style-name="P34" loext:marker-style-name="T24"><text:span text:style-name="T24">Ability to help train people and coach them in new tasks.</text:span></text:p>
        </text:list-item>
      </text:list>
      <text:p text:style-name="P1"/>
      <text:p text:style-name="P10"/>
      <text:p text:style-name="P10">Training and Education </text:p>
      <text:p text:style-name="P15"/>
      <text:p text:style-name="P1"><text:span text:style-name="T15">10</text:span><text:span text:style-name="T14">/</text:span><text:span text:style-name="T15">24</text:span><text:span text:style-name="T14">-Present<text:tab/><text:tab/>Just IT Training Ltd, London</text:span></text:p>
      <text:p text:style-name="P15"><text:tab/><text:tab/><text:tab/><text:tab/>Digital Skills Bootcamp: Software Development </text:p>
      <text:p text:style-name="P16">A twelve-week intensive bootcamp covering the fundamentals of Software Development.</text:p>
      <text:list text:style-name="WW8Num11">
        <text:list-item>
          <text:p text:style-name="P24">Development of HTML</text:p>
        </text:list-item>
        <text:list-item>
          <text:p text:style-name="P24">Introduction to HTML/JavaScript/CSS</text:p>
        </text:list-item>
        <text:list-item>
          <text:p text:style-name="P25">Developed a web-based product</text:p>
        </text:list-item>
        <text:list-item>
          <text:p text:style-name="P26">Data<text:span text:style-name="T16">base design</text:span></text:p>
        </text:list-item>
        <text:list-item>
          <text:p text:style-name="P25">Built a product using Python</text:p>
        </text:list-item>
      </text:list>
      <text:p text:style-name="P8"/>
      <text:p text:style-name="P6"><text:soft-page-break/><text:span text:style-name="T27">09</text:span>/<text:span text:style-name="T27">15</text:span>-<text:span text:style-name="T27">06</text:span>/<text:span text:style-name="T27">16</text:span><text:tab/><text:tab/><text:span text:style-name="T23">Escola Agr</text:span><text:span text:style-name="T27">i</text:span><text:span text:style-name="T23">cola da Pai</text:span><text:span text:style-name="T27">a</text:span>, L<text:span text:style-name="T23">isbon</text:span></text:p>
      <text:p text:style-name="P4"><text:span text:style-name="T2">GCSE:<text:tab/><text:tab/><text:tab/><text:tab/></text:span><text:span text:style-name="T3">English – A</text:span></text:p>
      <text:p text:style-name="P22"><text:tab/><text:tab/><text:tab/><text:tab/>Math – A</text:p>
      <text:p text:style-name="P10"/>
      <text:p text:style-name="P10"/>
      <text:p text:style-name="P10">Employment History<text:span text:style-name="T1"/></text:p>
      <text:p text:style-name="P6"><text:span text:style-name="T23">12</text:span>/<text:span text:style-name="T23">22</text:span>-<text:span text:style-name="T23">10</text:span>/<text:span text:style-name="T23">24</text:span><text:tab/><text:tab/><text:span text:style-name="T23">Assistant General Manager</text:span></text:p>
      <text:p text:style-name="P7"><text:span text:style-name="T23">Marugame Udon</text:span>, <text:span text:style-name="T23">Reading</text:span><text:tab/><text:tab/><text:tab/><text:tab/></text:p>
      <text:list text:style-name="WW8Num5">
        <text:list-item>
          <text:p text:style-name="P27"><text:span text:style-name="Comment_20_Reference"><text:span text:style-name="T26">Responsible for the set up of a new restaurant, including supporting in the recruitment and training of 50 people.</text:span></text:span></text:p>
        </text:list-item>
        <text:list-item>
          <text:p text:style-name="P28">Responsible for the working rota for the team ensuring enough employees in the peak time.</text:p>
        </text:list-item>
        <text:list-item>
          <text:p text:style-name="P28">Analysis of the last 6 weeks consumption to place accurate ordering.</text:p>
        </text:list-item>
        <text:list-item>
          <text:p text:style-name="P29">Ensuring the highest level of passing food safety</text:p>
        </text:list-item>
        <text:list-item>
          <text:p text:style-name="P29">Reviewing P&amp;L constantly in order to improve key points</text:p>
        </text:list-item>
      </text:list>
      <text:p text:style-name="P1"/>
      <text:p text:style-name="P1"/>
      <text:p text:style-name="P6"><text:span text:style-name="T25">05</text:span>/<text:span text:style-name="T25">21</text:span>-<text:span text:style-name="T25">12</text:span>/<text:span text:style-name="T25">22</text:span><text:tab/><text:tab/><text:span text:style-name="T25">Shift Manager</text:span></text:p>
      <text:p text:style-name="P7"><text:span text:style-name="T25">Wendy’s</text:span>, <text:span text:style-name="T25">Reading</text:span><text:tab/></text:p>
      <text:p text:style-name="P6"/>
      <text:list text:continue-numbering="true" text:style-name="WW8Num5">
        <text:list-item>
          <text:p text:style-name="P30">Part of a team responsible for the recruitment for 3 new restaurants within 12 months.</text:p>
        </text:list-item>
        <text:list-item>
          <text:p text:style-name="P30">Covered the Manager role for 4 months whilst supporting another restaurant.</text:p>
        </text:list-item>
        <text:list-item>
          <text:p text:style-name="P30">Managed a team of 36 employees, analysing customer satisfaction to maximise restaurant operating results.</text:p>
        </text:list-item>
        <text:list-item>
          <text:p text:style-name="P30">Responsible for all administrative tasks including balancing all credit cards and cash transactions. </text:p>
        </text:list-item>
      </text:list>
      <text:p text:style-name="P3"/>
      <text:p text:style-name="P1"/>
      <text:p text:style-name="P6"><text:span text:style-name="T25">07</text:span>/<text:span text:style-name="T25">19</text:span>-<text:span text:style-name="T25">05</text:span>/<text:span text:style-name="T25">21</text:span><text:tab/><text:tab/><text:span text:style-name="T25">Shift Manager</text:span></text:p>
      <text:p text:style-name="P7"><text:span text:style-name="T25">7Bone Burger</text:span>, <text:span text:style-name="T25">Reading</text:span><text:tab/></text:p>
      <text:list text:continue-numbering="true" text:style-name="WW8Num5">
        <text:list-item>
          <text:p text:style-name="P31">Managed a team of 5 employees,analysing customer satisfaction to maximise restaurant operating results.</text:p>
        </text:list-item>
        <text:list-item>
          <text:p text:style-name="P30">Dealing with customer queries with confidence.</text:p>
        </text:list-item>
        <text:list-item>
          <text:p text:style-name="P30">Responsible for all administrative tasks including balancing all credit cards and cash transactions.</text:p>
        </text:list-item>
      </text:list>
      <text:p text:style-name="P3"/>
      <text:p text:style-name="P1"/>
      <text:p text:style-name="P10">Interests, Hobbies and Achievements</text:p>
      <text:p text:style-name="P11"/>
      <text:p text:style-name="P11">Hobbies:</text:p>
      <text:p text:style-name="P11">-<text:span text:style-name="T23">Video Game Development</text:span></text:p>
      <text:p text:style-name="P11">-<text:span text:style-name="T23">Blacksmithing</text:span></text:p>
      <text:p text:style-name="P11">- <text:span text:style-name="T23">Medieval full Contact</text:span></text:p>
      <text:p text:style-name="P11"/>
      <text:p text:style-name="P1"><text:span text:style-name="T1">Additional Info:</text:span><text:span text:style-name="T17"> </text:span></text:p>
      <text:p text:style-name="P1">-<text:span text:style-name="T23">Capable of communicating in 3 languages: English, Portuguese, Spanish.</text:span></text:p>
      <text:p text:style-name="P1">-<text:span text:style-name="T23">Basic understanding of French and Italian.</text:span></text:p>
      <text:p text:style-name="P1">-<text:span text:style-name="T23">Currently learning Japanese being half through N5, and German.</text:span></text:p>
      <text:p text:style-name="P1">-<text:span text:style-name="T23">Doing courses on C++, unreal engine 5 and blender through Udemy.</text:span></text:p>
      <text:p text:style-name="P18"><text:span text:style-name="T17">-</text:span><text:span text:style-name="T22">First Aider</text:span></text:p>
      <text:p text:style-name="P9">References available upon requ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left="0.2362in" fo:margin-top="0in" fo:margin-bottom="0in" style:contextual-spacing="false" fo:line-height="100%" fo:text-align="start" style:justify-single-word="false" fo:orphans="2" fo:widows="2" style:writing-mode="lr-tb"/>
      <style:text-properties fo:color="#222e39" loext:opacity="100%" style:font-name="Noto Sans" fo:font-family="'Noto Sans'" style:font-family-generic="roman" style:font-pitch="variable" fo:font-size="10pt" style:font-size-asian="10pt"/>
    </style:style>
    <style:style style:name="liste" style:family="paragraph" style:parent-style-name="No_20_Spacing" style:list-style-name="WWNum3">
      <style:paragraph-properties fo:margin-left="0.4839in" fo:text-indent="-0.248in" style:auto-text-indent="false"/>
    </style:style>
    <style:style style:name="WW8Num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fo:font-size="9pt" style:font-size-asian="9pt" style:font-name-complex="Symbol1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8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1z0" style:family="text">
      <style:text-properties style:font-name="Symbol1" fo:font-family="Symbol" style:font-family-generic="roman" style:font-pitch="variable" style:font-charset="x-symbol" fo:font-size="11pt" fo:language="en" fo:country="US" fo:font-style="normal" fo:font-weight="normal" style:font-name-asian="Symbol1" style:font-family-asian="Symbol" style:font-family-generic-asian="roman" style:font-pitch-asian="variable" style:font-charset-asian="x-symbol" style:font-size-asian="11pt" style:font-style-asian="normal" style:font-weight-asian="normal" style:font-name-complex="Symbol1" style:font-family-complex="Symbol" style:font-family-generic-complex="roman" style:font-pitch-complex="variable" style:font-charset-complex="x-symbol" style:font-size-complex="11pt" style:language-complex="ar" style:country-complex="SA" style:font-style-complex="normal" style:font-weight-complex="normal" style:text-scale="100%"/>
    </style:style>
    <style:style style:name="WW8Num11z1" style:family="text">
      <style:text-properties fo:language="en" fo:country="US" style:language-complex="ar" style:country-complex="SA"/>
    </style:style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-complex="Times New Roman" style:font-family-complex="'Times New Roman'" style:font-family-generic-complex="roman" style:font-pitch-complex="variable"/>
    </style:style>
    <style:style style:name="Comment_20_Subject_20_Char" style:display-name="Comment Subject Char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WW8Num4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3" text:style-name="WW8Num4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5" text:style-name="WW8Num4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6" text:style-name="WW8Num4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8" text:style-name="WW8Num4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9" text:style-name="WW8Num4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209in"/>
        </style:list-level-properties>
        <style:text-properties style:font-name="Symbol1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Wingdings1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Symbol1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Wingdings1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Symbol1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WW8Num7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3" text:style-name="WW8Num7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5" text:style-name="WW8Num7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6" text:style-name="WW8Num7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8" text:style-name="WW8Num7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9" text:style-name="WW8Num7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1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1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1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08in" fo:margin-left="0.3945in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•">
        <style:list-level-properties text:list-level-position-and-space-mode="label-alignment">
          <style:list-level-label-alignment text:label-followed-by="listtab" fo:text-indent="-0.2508in" fo:margin-left="0.9957in"/>
        </style:list-level-properties>
        <style:text-properties style:font-name="Liberation Serif"/>
      </text:list-level-style-bullet>
      <text:list-level-style-bullet text:level="3" text:style-name="WW8Num11z1" loext:num-list-format="%3%." style:num-suffix="." text:bullet-char="•">
        <style:list-level-properties text:list-level-position-and-space-mode="label-alignment">
          <style:list-level-label-alignment text:label-followed-by="listtab" fo:text-indent="-0.2508in" fo:margin-left="1.6028in"/>
        </style:list-level-properties>
        <style:text-properties style:font-name="Liberation Serif"/>
      </text:list-level-style-bullet>
      <text:list-level-style-bullet text:level="4" text:style-name="WW8Num11z1" loext:num-list-format="%4%." style:num-suffix="." text:bullet-char="•">
        <style:list-level-properties text:list-level-position-and-space-mode="label-alignment">
          <style:list-level-label-alignment text:label-followed-by="listtab" fo:text-indent="-0.2508in" fo:margin-left="2.2102in"/>
        </style:list-level-properties>
        <style:text-properties style:font-name="Liberation Serif"/>
      </text:list-level-style-bullet>
      <text:list-level-style-bullet text:level="5" text:style-name="WW8Num11z1" loext:num-list-format="%5%." style:num-suffix="." text:bullet-char="•">
        <style:list-level-properties text:list-level-position-and-space-mode="label-alignment">
          <style:list-level-label-alignment text:label-followed-by="listtab" fo:text-indent="-0.2508in" fo:margin-left="2.8173in"/>
        </style:list-level-properties>
        <style:text-properties style:font-name="Liberation Serif"/>
      </text:list-level-style-bullet>
      <text:list-level-style-bullet text:level="6" text:style-name="WW8Num11z1" loext:num-list-format="%6%." style:num-suffix="." text:bullet-char="•">
        <style:list-level-properties text:list-level-position-and-space-mode="label-alignment">
          <style:list-level-label-alignment text:label-followed-by="listtab" fo:text-indent="-0.2508in" fo:margin-left="3.4252in"/>
        </style:list-level-properties>
        <style:text-properties style:font-name="Liberation Serif"/>
      </text:list-level-style-bullet>
      <text:list-level-style-bullet text:level="7" text:style-name="WW8Num11z1" loext:num-list-format="%7%." style:num-suffix="." text:bullet-char="•">
        <style:list-level-properties text:list-level-position-and-space-mode="label-alignment">
          <style:list-level-label-alignment text:label-followed-by="listtab" fo:text-indent="-0.2508in" fo:margin-left="4.0319in"/>
        </style:list-level-properties>
        <style:text-properties style:font-name="Liberation Serif"/>
      </text:list-level-style-bullet>
      <text:list-level-style-bullet text:level="8" text:style-name="WW8Num11z1" loext:num-list-format="%8%." style:num-suffix="." text:bullet-char="•">
        <style:list-level-properties text:list-level-position-and-space-mode="label-alignment">
          <style:list-level-label-alignment text:label-followed-by="listtab" fo:text-indent="-0.2508in" fo:margin-left="4.639in"/>
        </style:list-level-properties>
        <style:text-properties style:font-name="Liberation Serif"/>
      </text:list-level-style-bullet>
      <text:list-level-style-bullet text:level="9" text:style-name="WW8Num11z1" loext:num-list-format="%9%." style:num-suffix="." text:bullet-char="•">
        <style:list-level-properties text:list-level-position-and-space-mode="label-alignment">
          <style:list-level-label-alignment text:label-followed-by="listtab" fo:text-indent="-0.2508in" fo:margin-left="5.2465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2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3" text:style-name="WW8Num12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5" text:style-name="WW8Num12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6" text:style-name="WW8Num12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8" text:style-name="WW8Num12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9" text:style-name="WW8Num12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WW8Num14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3" text:style-name="WW8Num14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5" text:style-name="WW8Num14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6" text:style-name="WW8Num14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8" text:style-name="WW8Num14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9" text:style-name="WW8Num14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2" text:style-name="WW8Num15z0" loext:num-list-format="%2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3" text:style-name="WW8Num15z0" loext:num-list-format="%3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5" text:style-name="WW8Num15z0" loext:num-list-format="%5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6" text:style-name="WW8Num15z0" loext:num-list-format="%6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8" text:style-name="WW8Num15z0" loext:num-list-format="%8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bullet text:level="9" text:style-name="WW8Num15z0" loext:num-list-format="%9%.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45in" fo:margin-left="1in" fo:margin-right="1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Leigh Christodoulou</meta:initial-creator>
    <meta:creation-date>2024-07-22T08:30:00</meta:creation-date>
    <dc:date>2024-10-31T17:51:39.646653069</dc:date>
    <meta:print-date>2011-06-17T14:13:00</meta:print-date>
    <meta:editing-cycles>8</meta:editing-cycles>
    <meta:editing-duration>PT58M24S</meta:editing-duration>
    <meta:generator>LibreOffice/24.2.6.2$Linux_X86_64 LibreOffice_project/420$Build-2</meta:generator>
    <meta:document-statistic meta:table-count="0" meta:image-count="0" meta:object-count="0" meta:page-count="2" meta:paragraph-count="65" meta:word-count="500" meta:character-count="3314" meta:non-whitespace-character-count="2871"/>
    <meta:user-defined meta:name="TaxCatchAll"/>
    <meta:user-defined meta:name="_ip_UnifiedCompliancePolicyProperties"/>
    <meta:user-defined meta:name="_ip_UnifiedCompliancePolicyUIAction"/>
    <meta:user-defined meta:name="lcf76f155ced4ddcb4097134ff3c332f"/>
  </office:meta>
</office:document-meta>
</file>